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wawawa... awawawawah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 office:value-type="string">
            <text:p>Then 661</text:p>
          </table:table-cell>
          <table:table-cell table:style-name="ce0"/>
          <table:table-cell table:style-name="ce0" office:value-type="string">
            <text:p>Th-That feels diviiine... //////</text:p>
          </table:table-cell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